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EAD00003F0D965EEDF2.svm"/>
  <manifest:file-entry manifest:media-type="" manifest:full-path="Pictures/2000000700005F4C00003D65C6730D60.svm"/>
  <manifest:file-entry manifest:media-type="" manifest:full-path="Pictures/2000000700005EC700003ED89D183041.svm"/>
  <manifest:file-entry manifest:media-type="" manifest:full-path="Pictures/20000007000061E1000052B02F4456DB.svm"/>
  <manifest:file-entry manifest:media-type="" manifest:full-path="Pictures/2000000700005F9B00003E5369B55D5B.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4pt" style:font-size-asian="14pt" style:font-size-complex="14pt"/>
    </style:style>
    <style:style style:name="T1" style:family="text">
      <style:text-properties fo:font-size="14pt" style:font-size-asian="14pt" style:language-asian="hu" style:country-asian="HU" style:font-size-complex="14pt" style:language-complex="ar" style:country-complex="SA"/>
    </style:style>
    <style:style style:name="T2" style:family="text">
      <style:text-properties fo:font-size="14pt" style:font-size-asian="14pt" style:font-size-complex="14pt"/>
    </style:style>
    <style:style style:name="fr1"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kalmazások fejlesztése és tervezése, Projekt labor I. projekt feladat</text:p>
      <text:p text:style-name="P1"/>
      <text:p text:style-name="P1">Felhasználói kézikönyv</text:p>
      <text:p text:style-name="P1"/>
      <text:p text:style-name="P2"/>
      <text:p text:style-name="P2"><draw:frame draw:style-name="fr1" draw:name="kép1" text:anchor-type="paragraph" svg:x="0cm" svg:width="17cm" svg:height="11.321cm" draw:z-index="0"><draw:image xlink:href="Pictures/2000000700005EAD00003F0D965EEDF2.svm" xlink:type="simple" xlink:show="embed" xlink:actuate="onLoad"/></draw:frame></text:p>
      <text:p text:style-name="Standard"><text:span text:style-name="Bekezdés_20_alapbetűtípusa"><text:span text:style-name="T2">A Főoldalon lévő név és jelszó mezőkbe lehet írni a felhasználónevet és jelszót, amiket majd a bejelentkezéshez összehasonlít a program az adatbázisban lévőkkel. A jelszó mezőben a karakterek el vannak rejtve. A bejelentkezés gomb megnyomásával meghívódik a Database.java-ban definiált connect metódusa az adatbázis objektum példányának ami csatlakozik az adatbázishoz, és az ugyanitt definiált login metódus, ami az összehasonlítást végzi. A sikertelen bejelentkezést egy felugró üzenet jelzi.</text:span></text:span></text:p>
      <text:p text:style-name="Standard"><draw:frame draw:style-name="fr1" draw:name="kép2" text:anchor-type="paragraph" svg:x="0cm" svg:width="17cm" svg:height="11.271cm" draw:z-index="1"><draw:image xlink:href="Pictures/2000000700005EC700003ED89D183041.svm" xlink:type="simple" xlink:show="embed" xlink:actuate="onLoad"/></draw:frame><text:span text:style-name="Bekezdés_20_alapbetűtípusa"><text:span text:style-name="T1"/></text:span></text:p>
      <text:p text:style-name="P5"><text:span text:style-name="Bekezdés_20_alapbetűtípusa"><text:span text:style-name="T1"/></text:span></text:p>
      <text:p text:style-name="Standard"><text:span text:style-name="Bekezdés_20_alapbetűtípusa"><text:span text:style-name="T2">A Regisztráció gomb megnyomására a Regisztráció oldal jön be, ahol új felhasználót lehet felvinni az adatbázisba, az oda beírt névvel és kétszer beírt jelszóval. Ez a Kész gomb megnyomásával történik, ami meghívja az adatbázis objektum példány reg_insert metódusát a szövegdobozokból kinyert adatokkal. A program egy felugró üzenettel jelzi, hogy a regisztráció sikeres volt-e vagy sem. Ezután <text:s/>az adatbázis objektum példány close() metódusát meghívva lezárja az adatbázissal létrejött kapcsolatot, mivel ezzel még nem jelentkeztünk be.</text:span></text:span></text:p>
      <text:p text:style-name="Standard"><draw:frame draw:style-name="fr2" draw:name="kép3" text:anchor-type="paragraph" svg:x="0cm" svg:y="0cm" svg:width="17cm" svg:height="10.95cm" draw:z-index="2"><draw:image xlink:href="Pictures/2000000700005F4C00003D65C6730D60.svm" xlink:type="simple" xlink:show="embed" xlink:actuate="onLoad"/></draw:frame></text:p>
      <text:p text:style-name="P5"/>
      <text:p text:style-name="Standard"><text:span text:style-name="Bekezdés_20_alapbetűtípusa"><text:span text:style-name="T2">Sikeres Bejelentkezés után az Dolgozók listája oldal jön be, ahol az adatbázisban lévő dolgozók és adataik lesznek kilistázva, az ablak megnyílásakor elinduló MySQL lekérdezés segítségével, aminek a visszatérési eredmény értékei vannak hozzáadva soronként a listához.</text:span></text:span></text:p>
      <text:p text:style-name="Standard"><draw:frame draw:style-name="fr2" draw:name="kép4" text:anchor-type="paragraph" svg:x="0cm" svg:y="0cm" svg:width="17cm" svg:height="14.362cm" draw:z-index="3"><draw:image xlink:href="Pictures/20000007000061E1000052B02F4456DB.svm" xlink:type="simple" xlink:show="embed" xlink:actuate="onLoad"/></draw:frame><text:span text:style-name="Bekezdés_20_alapbetűtípusa"><text:span text:style-name="T2"/></text:span></text:p>
      <text:p text:style-name="P5"><text:span text:style-name="Bekezdés_20_alapbetűtípusa"><text:span text:style-name="T2"/></text:span></text:p>
      <text:p text:style-name="Standard"><text:span text:style-name="Bekezdés_20_alapbetűtípusa"><text:span text:style-name="T2">Az Dolgozók listája oldalon a Felvitel gombbal a Dolgozó hozzáadása oldal jön be, ahol teljesen új dolgozókat lehet felvinni az adatbázisba, az egyes helyekre beírt adatokkal. Az itteni felvitel gombra kattintva lesz az adatbázishoz hozzáadva az új rekord, az adatbázis objektum példány dolgozo_insert metódus bevitt adatokkal való meghívásával. A kép szövegű objektum alatti feltöltés gombbal lehetne képet feltölteni.</text:span></text:span></text:p>
      <text:p text:style-name="Standard"><draw:frame draw:style-name="fr1" draw:name="kép5" text:anchor-type="paragraph" svg:x="0cm" svg:width="17cm" svg:height="11.081cm" draw:z-index="4"><draw:image xlink:href="Pictures/2000000700005F9B00003E5369B55D5B.svm" xlink:type="simple" xlink:show="embed" xlink:actuate="onLoad"/></draw:frame><text:span text:style-name="Bekezdés_20_alapbetűtípusa"><text:span text:style-name="T2"/></text:span></text:p>
      <text:p text:style-name="P5"><text:span text:style-name="Bekezdés_20_alapbetűtípusa"><text:span text:style-name="T2"/></text:span></text:p>
      <text:p text:style-name="Standard"><text:span text:style-name="Bekezdés_20_alapbetűtípusa"><text:span text:style-name="T2">A lista elemekre való kattintáskor bejön a Dolgozó adatai, aminek átadódik a public static index változó értéke, ami az éppen általunk kiválasztott dolgozó indexe a sorban, ami alapján a megfelelő dolgozó adatait fogja kilistázni az oldalra. Itt a kiválasztott dolgozó adatai lesznek módosítható módon, szövegdobozokban felsorolva, címkékkel ellátva, amik elmagyarázzák, hogy mik is azok. Az itt felül lévő módosítás gombbal lehet a beírt módosításokat felvinni az adatbázisba az eredeti adatok helyére.</text:span></text:span></text:p>
      <text:p text:style-name="P2">A gomb megnyomásakor egy felugró üzenet jelzi, hogy az adatok az adatbázisban sikeresen módosításra kerültek-e vagy sem. A Törlés gombra kattintva lehet az adott dolgozót törölni az adatbázisból. A kép szövegű objektum helyén az adott dolgozóhoz az adatbázisba felvitt kép jelenne meg. A kép alatt levő módosítás gombbal lehetne a képet módosítani.</text:p>
      <text:p text:style-name="P2"/>
      <text:p text:style-name="P6"/>
      <text:p text:style-name="P2">A kilépés gombra való kattintással bezáródik az éppen aktuális ablak, a program nyitva marad és nem kell újra bejelentkezni. A piros X gombra való kattintással is hasonló eredményt lehet elérni, de ha a MainPage.java bezáródik akkor az egész program leáll.</text:p>
      <text:p text:style-name="P2">Az ingyenes online adatbázis a db4free webhelyen van tárolva, és ott van csatlakozva hozzá a 85.10.205.173:3306/afplabor címen.</text:p>
      <text:p text:style-name="Standard"><text:span text:style-name="Bekezdés_20_alapbetűtípusa"><text:span text:style-name="T2">Az ablakok háttere zöld színű, a kilépés gombok pirosak, a fejléc szövegek háttere fekete és a szövegük fehér, és az egész nagyban hasonlít a Pencil nevű progr</text:span></text:span><text:span text:style-name="Bekezdés_20_alapbetűtípusa"><text:span text:style-name="T2">amban előzetesen megcsinált „mockup” kinézet kivitelezéséhe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u" fo:country="H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á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Képaláírás"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ekezdés_20_alapbetűtípusa" style:display-name="Bekezdés alapbetűtípusa"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8-12-05T21:09:00Z</meta:creation-date>
    <dc:date>2019-12-20T18:12:17.57</dc:date>
    <meta:editing-cycles>12</meta:editing-cycles>
    <meta:editing-duration>PT3H33M47S</meta:editing-duration>
    <meta:document-statistic meta:table-count="0" meta:image-count="5" meta:object-count="0" meta:page-count="6" meta:paragraph-count="11" meta:word-count="456" meta:character-count="3263"/>
    <meta:template xlink:type="simple" xlink:actuate="onRequest" xlink:title="" xlink:href="Normal"/>
  </office:meta>
</office:document-meta>
</file>